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98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4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739in"/>
    </style:style>
    <style:style style:name="co7" style:family="table-column">
      <style:table-column-properties fo:break-before="auto" style:column-width="1.0992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288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138in"/>
    </style:style>
    <style:style style:name="co1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ansferred Size</text:p>
          </table:table-cell>
          <table:table-cell office:value-type="string" calcext:value-type="string">
            <text:p>Transferred Size(MB)</text:p>
          </table:table-cell>
          <table:table-cell office:value-type="string" calcext:value-type="string">
            <text:p>Read Size(MB)</text:p>
          </table:table-cell>
          <table:table-cell office:value-type="string" calcext:value-type="string">
            <text:p>Returned Size(MB)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Billed Duration(ms)</text:p>
          </table:table-cell>
        </table:table-row>
        <table:table-row table:style-name="ro1">
          <table:table-cell office:value-type="string" calcext:value-type="string">
            <text:p>Mon Sep 19 18:08:31 2022</text:p>
          </table:table-cell>
          <table:table-cell office:value-type="float" office:value="2172649472" calcext:value-type="float">
            <text:p>2172649472</text:p>
          </table:table-cell>
          <table:table-cell table:formula="of:=[.B2]/1024/1024"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3.5625" calcext:value-type="float">
            <text:p>23.5625</text:p>
          </table:table-cell>
          <table:table-cell office:value-type="float" office:value="1663625311337" calcext:value-type="float">
            <text:p>1663625311337</text:p>
          </table:table-cell>
          <table:table-cell office:value-type="float" office:value="1663625352914" calcext:value-type="float">
            <text:p>1663625352914</text:p>
          </table:table-cell>
          <table:table-cell office:value-type="float" office:value="21388" calcext:value-type="float">
            <text:p>21388</text:p>
          </table:table-cell>
        </table:table-row>
        <table:table-row table:style-name="ro1">
          <table:table-cell office:value-type="string" calcext:value-type="string">
            <text:p>Mon Sep 19 18:09:19 2022</text:p>
          </table:table-cell>
          <table:table-cell office:value-type="float" office:value="8564768768" calcext:value-type="float">
            <text:p>8564768768</text:p>
          </table:table-cell>
          <table:table-cell table:formula="of:=[.B3]/1024/1024" office:value-type="float" office:value="8168" calcext:value-type="float">
            <text:p>81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.7929" calcext:value-type="float">
            <text:p>73.7929</text:p>
          </table:table-cell>
          <table:table-cell office:value-type="float" office:value="1663625360288" calcext:value-type="float">
            <text:p>1663625360288</text:p>
          </table:table-cell>
          <table:table-cell office:value-type="float" office:value="1663625451655" calcext:value-type="float">
            <text:p>166362545165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Mon Sep 19 18:11:11 2022</text:p>
          </table:table-cell>
          <table:table-cell office:value-type="float" office:value="1086324736" calcext:value-type="float">
            <text:p>1086324736</text:p>
          </table:table-cell>
          <table:table-cell table:formula="of:=[.B4]/1024/1024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3614" calcext:value-type="float">
            <text:p>12.3614</text:p>
          </table:table-cell>
          <table:table-cell office:value-type="float" office:value="1663625472053" calcext:value-type="float">
            <text:p>1663625472053</text:p>
          </table:table-cell>
          <table:table-cell office:value-type="float" office:value="1663625503113" calcext:value-type="float">
            <text:p>1663625503113</text:p>
          </table:table-cell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string" calcext:value-type="string">
            <text:p>Mon Sep 19 18:12:01 2022</text:p>
          </table:table-cell>
          <table:table-cell office:value-type="float" office:value="1086324736" calcext:value-type="float">
            <text:p>1086324736</text:p>
          </table:table-cell>
          <table:table-cell table:formula="of:=[.B5]/1024/1024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3345" calcext:value-type="float">
            <text:p>12.3345</text:p>
          </table:table-cell>
          <table:table-cell office:value-type="float" office:value="1663625522511" calcext:value-type="float">
            <text:p>1663625522511</text:p>
          </table:table-cell>
          <table:table-cell office:value-type="float" office:value="1663625555921" calcext:value-type="float">
            <text:p>1663625555921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string" calcext:value-type="string">
            <text:p>Mon Sep 19 18:12:50 2022</text:p>
          </table:table-cell>
          <table:table-cell office:value-type="float" office:value="4282384384" calcext:value-type="float">
            <text:p>4282384384</text:p>
          </table:table-cell>
          <table:table-cell table:formula="of:=[.B6]/1024/1024"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.5106" calcext:value-type="float">
            <text:p>37.5106</text:p>
          </table:table-cell>
          <table:table-cell office:value-type="float" office:value="1663625571044" calcext:value-type="float">
            <text:p>1663625571044</text:p>
          </table:table-cell>
          <table:table-cell office:value-type="float" office:value="1663625626942" calcext:value-type="float">
            <text:p>166362562694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Mon Sep 19 18:13:54 2022</text:p>
          </table:table-cell>
          <table:table-cell office:value-type="float" office:value="1077936128" calcext:value-type="float">
            <text:p>1077936128</text:p>
          </table:table-cell>
          <table:table-cell table:formula="of:=[.B7]/1024/1024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6195" calcext:value-type="float">
            <text:p>10.6195</text:p>
          </table:table-cell>
          <table:table-cell office:value-type="float" office:value="1663625634728" calcext:value-type="float">
            <text:p>1663625634728</text:p>
          </table:table-cell>
          <table:table-cell office:value-type="float" office:value="1663625674671" calcext:value-type="float">
            <text:p>166362567467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Mon Sep 19 18:14:43 2022</text:p>
          </table:table-cell>
          <table:table-cell office:value-type="float" office:value="2143289344" calcext:value-type="float">
            <text:p>2143289344</text:p>
          </table:table-cell>
          <table:table-cell table:formula="of:=[.B8]/1024/1024"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3619" calcext:value-type="float">
            <text:p>19.3619</text:p>
          </table:table-cell>
          <table:table-cell office:value-type="float" office:value="1663625683953" calcext:value-type="float">
            <text:p>1663625683953</text:p>
          </table:table-cell>
          <table:table-cell office:value-type="float" office:value="1663625725306" calcext:value-type="float">
            <text:p>166362572530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Mon Sep 19 18:15:47 2022</text:p>
          </table:table-cell>
          <table:table-cell office:value-type="float" office:value="2143289344" calcext:value-type="float">
            <text:p>2143289344</text:p>
          </table:table-cell>
          <table:table-cell table:formula="of:=[.B9]/1024/1024"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2091" calcext:value-type="float">
            <text:p>19.2091</text:p>
          </table:table-cell>
          <table:table-cell office:value-type="float" office:value="1663625747669" calcext:value-type="float">
            <text:p>1663625747669</text:p>
          </table:table-cell>
          <table:table-cell office:value-type="float" office:value="1663625785221" calcext:value-type="float">
            <text:p>16636257852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n Sep 19 18:16:35 2022</text:p>
          </table:table-cell>
          <table:table-cell office:value-type="float" office:value="2172649472" calcext:value-type="float">
            <text:p>2172649472</text:p>
          </table:table-cell>
          <table:table-cell table:formula="of:=[.B10]/1024/1024"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3.0772" calcext:value-type="float">
            <text:p>23.0772</text:p>
          </table:table-cell>
          <table:table-cell office:value-type="float" office:value="1663625797269" calcext:value-type="float">
            <text:p>1663625797269</text:p>
          </table:table-cell>
          <table:table-cell office:value-type="float" office:value="1663625840321" calcext:value-type="float">
            <text:p>1663625840321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string" calcext:value-type="string">
            <text:p>Mon Sep 19 18:17:25 2022</text:p>
          </table:table-cell>
          <table:table-cell office:value-type="float" office:value="2147483648" calcext:value-type="float">
            <text:p>2147483648</text:p>
          </table:table-cell>
          <table:table-cell table:formula="of:=[.B11]/1024/1024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.1509" calcext:value-type="float">
            <text:p>19.1509</text:p>
          </table:table-cell>
          <table:table-cell office:value-type="float" office:value="1663625845777" calcext:value-type="float">
            <text:p>1663625845777</text:p>
          </table:table-cell>
          <table:table-cell office:value-type="float" office:value="1663625884721" calcext:value-type="float">
            <text:p>1663625884721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Mon Sep 19 18:18:15 2022</text:p>
          </table:table-cell>
          <table:table-cell office:value-type="float" office:value="8573157376" calcext:value-type="float">
            <text:p>8573157376</text:p>
          </table:table-cell>
          <table:table-cell table:formula="of:=[.B12]/1024/1024" office:value-type="float" office:value="8176" calcext:value-type="float">
            <text:p>81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3.7241" calcext:value-type="float">
            <text:p>73.7241</text:p>
          </table:table-cell>
          <table:table-cell office:value-type="float" office:value="1663625895585" calcext:value-type="float">
            <text:p>1663625895585</text:p>
          </table:table-cell>
          <table:table-cell office:value-type="float" office:value="1663625987330" calcext:value-type="float">
            <text:p>1663625987330</text:p>
          </table:table-cell>
          <table:table-cell office:value-type="float" office:value="22067" calcext:value-type="float">
            <text:p>22067</text:p>
          </table:table-cell>
        </table:table-row>
        <table:table-row table:style-name="ro1">
          <table:table-cell office:value-type="string" calcext:value-type="string">
            <text:p>Mon Sep 19 18:20:03 2022</text:p>
          </table:table-cell>
          <table:table-cell office:value-type="float" office:value="1103101952" calcext:value-type="float">
            <text:p>1103101952</text:p>
          </table:table-cell>
          <table:table-cell table:formula="of:=[.B13]/1024/1024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5.1833" calcext:value-type="float">
            <text:p>15.1833</text:p>
          </table:table-cell>
          <table:table-cell office:value-type="float" office:value="1663626004541" calcext:value-type="float">
            <text:p>1663626004541</text:p>
          </table:table-cell>
          <table:table-cell office:value-type="float" office:value="1663626038052" calcext:value-type="float">
            <text:p>1663626038052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Mon Sep 19 18:20:52 2022</text:p>
          </table:table-cell>
          <table:table-cell office:value-type="float" office:value="8560574464" calcext:value-type="float">
            <text:p>8560574464</text:p>
          </table:table-cell>
          <table:table-cell table:formula="of:=[.B14]/1024/1024" office:value-type="float" office:value="8164" calcext:value-type="float">
            <text:p>81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.7316" calcext:value-type="float">
            <text:p>73.7316</text:p>
          </table:table-cell>
          <table:table-cell office:value-type="float" office:value="1663626052195" calcext:value-type="float">
            <text:p>1663626052195</text:p>
          </table:table-cell>
          <table:table-cell office:value-type="float" office:value="1663626143099" calcext:value-type="float">
            <text:p>166362614309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on Sep 19 18:22:25 2022</text:p>
          </table:table-cell>
          <table:table-cell office:value-type="float" office:value="4294967296" calcext:value-type="float">
            <text:p>4294967296</text:p>
          </table:table-cell>
          <table:table-cell table:formula="of:=[.B15]/1024/1024"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.4413" calcext:value-type="float">
            <text:p>37.4413</text:p>
          </table:table-cell>
          <table:table-cell office:value-type="float" office:value="1663626146053" calcext:value-type="float">
            <text:p>1663626146053</text:p>
          </table:table-cell>
          <table:table-cell office:value-type="float" office:value="1663626201422" calcext:value-type="float">
            <text:p>1663626201422</text:p>
          </table:table-cell>
          <table:table-cell office:value-type="float" office:value="16419" calcext:value-type="float">
            <text:p>16419</text:p>
          </table:table-cell>
        </table:table-row>
        <table:table-row table:style-name="ro1">
          <table:table-cell office:value-type="string" calcext:value-type="string">
            <text:p>Mon Sep 19 18:23:28 2022</text:p>
          </table:table-cell>
          <table:table-cell office:value-type="float" office:value="4282384384" calcext:value-type="float">
            <text:p>4282384384</text:p>
          </table:table-cell>
          <table:table-cell table:formula="of:=[.B16]/1024/1024"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.3159" calcext:value-type="float">
            <text:p>37.3159</text:p>
          </table:table-cell>
          <table:table-cell office:value-type="float" office:value="1663626208880" calcext:value-type="float">
            <text:p>1663626208880</text:p>
          </table:table-cell>
          <table:table-cell office:value-type="float" office:value="1663626264252" calcext:value-type="float">
            <text:p>166362626425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on Sep 19 18:24:32 2022</text:p>
          </table:table-cell>
          <table:table-cell office:value-type="float" office:value="1073741824" calcext:value-type="float">
            <text:p>1073741824</text:p>
          </table:table-cell>
          <table:table-cell table:formula="of:=[.B17]/1024/1024"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0419" calcext:value-type="float">
            <text:p>10.0419</text:p>
          </table:table-cell>
          <table:table-cell office:value-type="float" office:value="1663626272343" calcext:value-type="float">
            <text:p>1663626272343</text:p>
          </table:table-cell>
          <table:table-cell office:value-type="float" office:value="1663626302520" calcext:value-type="float">
            <text:p>16636263025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on Sep 19 18:25:06 2022</text:p>
          </table:table-cell>
          <table:table-cell office:value-type="float" office:value="1077936128" calcext:value-type="float">
            <text:p>1077936128</text:p>
          </table:table-cell>
          <table:table-cell table:formula="of:=[.B18]/1024/1024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0421" calcext:value-type="float">
            <text:p>10.0421</text:p>
          </table:table-cell>
          <table:table-cell office:value-type="float" office:value="1663626306735" calcext:value-type="float">
            <text:p>1663626306735</text:p>
          </table:table-cell>
          <table:table-cell office:value-type="float" office:value="1663626336721" calcext:value-type="float">
            <text:p>16636263367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on Sep 19 18:25:56 2022</text:p>
          </table:table-cell>
          <table:table-cell office:value-type="float" office:value="8573157376" calcext:value-type="float">
            <text:p>8573157376</text:p>
          </table:table-cell>
          <table:table-cell table:formula="of:=[.B19]/1024/1024" office:value-type="float" office:value="8176" calcext:value-type="float">
            <text:p>81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4.7727" calcext:value-type="float">
            <text:p>74.7727</text:p>
          </table:table-cell>
          <table:table-cell office:value-type="float" office:value="1663626357260" calcext:value-type="float">
            <text:p>1663626357260</text:p>
          </table:table-cell>
          <table:table-cell office:value-type="float" office:value="1663626452560" calcext:value-type="float">
            <text:p>1663626452560</text:p>
          </table:table-cell>
          <table:table-cell office:value-type="float" office:value="20125" calcext:value-type="float">
            <text:p>20125</text:p>
          </table:table-cell>
        </table:table-row>
        <table:table-row table:style-name="ro1">
          <table:table-cell office:value-type="string" calcext:value-type="string">
            <text:p>Mon Sep 19 18:27:45 2022</text:p>
          </table:table-cell>
          <table:table-cell office:value-type="float" office:value="2147483648" calcext:value-type="float">
            <text:p>2147483648</text:p>
          </table:table-cell>
          <table:table-cell table:formula="of:=[.B20]/1024/1024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.0484" calcext:value-type="float">
            <text:p>19.0484</text:p>
          </table:table-cell>
          <table:table-cell office:value-type="float" office:value="1663626465802" calcext:value-type="float">
            <text:p>1663626465802</text:p>
          </table:table-cell>
          <table:table-cell office:value-type="float" office:value="1663626503657" calcext:value-type="float">
            <text:p>166362650365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Mon Sep 19 18:28:33 2022</text:p>
          </table:table-cell>
          <table:table-cell office:value-type="float" office:value="1077936128" calcext:value-type="float">
            <text:p>1077936128</text:p>
          </table:table-cell>
          <table:table-cell table:formula="of:=[.B21]/1024/1024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1663626514194" calcext:value-type="float">
            <text:p>1663626514194</text:p>
          </table:table-cell>
          <table:table-cell office:value-type="float" office:value="1663626542742" calcext:value-type="float">
            <text:p>166362654274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Mon Sep 19 18:29:07 2022</text:p>
          </table:table-cell>
          <table:table-cell office:value-type="float" office:value="8560574464" calcext:value-type="float">
            <text:p>8560574464</text:p>
          </table:table-cell>
          <table:table-cell table:formula="of:=[.B22]/1024/1024" office:value-type="float" office:value="8164" calcext:value-type="float">
            <text:p>81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.5917" calcext:value-type="float">
            <text:p>73.5917</text:p>
          </table:table-cell>
          <table:table-cell office:value-type="float" office:value="1663626547099" calcext:value-type="float">
            <text:p>1663626547099</text:p>
          </table:table-cell>
          <table:table-cell office:value-type="float" office:value="1663626638788" calcext:value-type="float">
            <text:p>16636266387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on Sep 19 18:30:55 2022</text:p>
          </table:table-cell>
          <table:table-cell office:value-type="float" office:value="8589934592" calcext:value-type="float">
            <text:p>8589934592</text:p>
          </table:table-cell>
          <table:table-cell table:formula="of:=[.B23]/1024/1024"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4.6589" calcext:value-type="float">
            <text:p>74.6589</text:p>
          </table:table-cell>
          <table:table-cell office:value-type="float" office:value="1663626655401" calcext:value-type="float">
            <text:p>1663626655401</text:p>
          </table:table-cell>
          <table:table-cell office:value-type="float" office:value="1663626749937" calcext:value-type="float">
            <text:p>1663626749937</text:p>
          </table:table-cell>
          <table:table-cell office:value-type="float" office:value="50535" calcext:value-type="float">
            <text:p>50535</text:p>
          </table:table-cell>
        </table:table-row>
        <table:table-row table:style-name="ro1">
          <table:table-cell office:value-type="string" calcext:value-type="string">
            <text:p>Mon Sep 19 18:32:43 2022</text:p>
          </table:table-cell>
          <table:table-cell office:value-type="float" office:value="1103101952" calcext:value-type="float">
            <text:p>1103101952</text:p>
          </table:table-cell>
          <table:table-cell table:formula="of:=[.B24]/1024/1024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.444" calcext:value-type="float">
            <text:p>14.444</text:p>
          </table:table-cell>
          <table:table-cell office:value-type="float" office:value="1663626764576" calcext:value-type="float">
            <text:p>1663626764576</text:p>
          </table:table-cell>
          <table:table-cell office:value-type="float" office:value="1663626798206" calcext:value-type="float">
            <text:p>1663626798206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string" calcext:value-type="string">
            <text:p>Mon Sep 19 18:33:32 2022</text:p>
          </table:table-cell>
          <table:table-cell office:value-type="float" office:value="2172649472" calcext:value-type="float">
            <text:p>2172649472</text:p>
          </table:table-cell>
          <table:table-cell table:formula="of:=[.B25]/1024/1024"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3.063" calcext:value-type="float">
            <text:p>23.063</text:p>
          </table:table-cell>
          <table:table-cell office:value-type="float" office:value="1663626812297" calcext:value-type="float">
            <text:p>1663626812297</text:p>
          </table:table-cell>
          <table:table-cell office:value-type="float" office:value="1663626853229" calcext:value-type="float">
            <text:p>1663626853229</text:p>
          </table:table-cell>
          <table:table-cell office:value-type="float" office:value="20723" calcext:value-type="float">
            <text:p>20723</text:p>
          </table:table-cell>
        </table:table-row>
        <table:table-row table:style-name="ro1">
          <table:table-cell office:value-type="string" calcext:value-type="string">
            <text:p>Mon Sep 19 18:34:20 2022</text:p>
          </table:table-cell>
          <table:table-cell office:value-type="float" office:value="1103101952" calcext:value-type="float">
            <text:p>1103101952</text:p>
          </table:table-cell>
          <table:table-cell table:formula="of:=[.B26]/1024/1024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.0627" calcext:value-type="float">
            <text:p>14.0627</text:p>
          </table:table-cell>
          <table:table-cell office:value-type="float" office:value="1663626860818" calcext:value-type="float">
            <text:p>1663626860818</text:p>
          </table:table-cell>
          <table:table-cell office:value-type="float" office:value="1663626897077" calcext:value-type="float">
            <text:p>1663626897077</text:p>
          </table:table-cell>
          <table:table-cell office:value-type="float" office:value="12737" calcext:value-type="float">
            <text:p>12737</text:p>
          </table:table-cell>
        </table:table-row>
        <table:table-row table:style-name="ro1">
          <table:table-cell office:value-type="string" calcext:value-type="string">
            <text:p>Mon Sep 19 18:35:08 2022</text:p>
          </table:table-cell>
          <table:table-cell office:value-type="float" office:value="4286578688" calcext:value-type="float">
            <text:p>4286578688</text:p>
          </table:table-cell>
          <table:table-cell table:formula="of:=[.B27]/1024/1024"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.3437" calcext:value-type="float">
            <text:p>37.3437</text:p>
          </table:table-cell>
          <table:table-cell office:value-type="float" office:value="1663626909058" calcext:value-type="float">
            <text:p>1663626909058</text:p>
          </table:table-cell>
          <table:table-cell office:value-type="float" office:value="1663626965794" calcext:value-type="float">
            <text:p>166362696579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on Sep 19 18:36:12 2022</text:p>
          </table:table-cell>
          <table:table-cell office:value-type="float" office:value="1077936128" calcext:value-type="float">
            <text:p>1077936128</text:p>
          </table:table-cell>
          <table:table-cell table:formula="of:=[.B28]/1024/1024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8796" calcext:value-type="float">
            <text:p>10.8796</text:p>
          </table:table-cell>
          <table:table-cell office:value-type="float" office:value="1663626973459" calcext:value-type="float">
            <text:p>1663626973459</text:p>
          </table:table-cell>
          <table:table-cell office:value-type="float" office:value="1663627004219" calcext:value-type="float">
            <text:p>166362700421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Mon Sep 19 18:37:02 2022</text:p>
          </table:table-cell>
          <table:table-cell office:value-type="float" office:value="8564768768" calcext:value-type="float">
            <text:p>8564768768</text:p>
          </table:table-cell>
          <table:table-cell table:formula="of:=[.B29]/1024/1024" office:value-type="float" office:value="8168" calcext:value-type="float">
            <text:p>81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1663627022942" calcext:value-type="float">
            <text:p>1663627022942</text:p>
          </table:table-cell>
          <table:table-cell office:value-type="float" office:value="1663627117357" calcext:value-type="float">
            <text:p>166362711735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Mon Sep 19 18:38:51 2022</text:p>
          </table:table-cell>
          <table:table-cell office:value-type="float" office:value="1073741824" calcext:value-type="float">
            <text:p>1073741824</text:p>
          </table:table-cell>
          <table:table-cell table:formula="of:=[.B30]/1024/1024"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0291" calcext:value-type="float">
            <text:p>10.0291</text:p>
          </table:table-cell>
          <table:table-cell office:value-type="float" office:value="1663627132175" calcext:value-type="float">
            <text:p>1663627132175</text:p>
          </table:table-cell>
          <table:table-cell office:value-type="float" office:value="1663627165685" calcext:value-type="float">
            <text:p>166362716568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on Sep 19 18:39:43 2022</text:p>
          </table:table-cell>
          <table:table-cell office:value-type="float" office:value="2155872256" calcext:value-type="float">
            <text:p>2155872256</text:p>
          </table:table-cell>
          <table:table-cell table:formula="of:=[.B31]/1024/1024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2941" calcext:value-type="float">
            <text:p>20.2941</text:p>
          </table:table-cell>
          <table:table-cell office:value-type="float" office:value="1663627183608" calcext:value-type="float">
            <text:p>1663627183608</text:p>
          </table:table-cell>
          <table:table-cell office:value-type="float" office:value="1663627226252" calcext:value-type="float">
            <text:p>1663627226252</text:p>
          </table:table-cell>
          <table:table-cell office:value-type="float" office:value="14858" calcext:value-type="float">
            <text:p>14858</text:p>
          </table:table-cell>
        </table:table-row>
        <table:table-row table:style-name="ro1">
          <table:table-cell office:value-type="string" calcext:value-type="string">
            <text:p>Mon Sep 19 18:40:48 2022</text:p>
          </table:table-cell>
          <table:table-cell office:value-type="float" office:value="4286578688" calcext:value-type="float">
            <text:p>4286578688</text:p>
          </table:table-cell>
          <table:table-cell table:formula="of:=[.B32]/1024/1024"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.4986" calcext:value-type="float">
            <text:p>37.4986</text:p>
          </table:table-cell>
          <table:table-cell office:value-type="float" office:value="1663627249225" calcext:value-type="float">
            <text:p>1663627249225</text:p>
          </table:table-cell>
          <table:table-cell office:value-type="float" office:value="1663627310352" calcext:value-type="float">
            <text:p>166362731035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Mon Sep 19 18:42:07 2022</text:p>
          </table:table-cell>
          <table:table-cell office:value-type="float" office:value="8573157376" calcext:value-type="float">
            <text:p>8573157376</text:p>
          </table:table-cell>
          <table:table-cell table:formula="of:=[.B33]/1024/1024" office:value-type="float" office:value="8176" calcext:value-type="float">
            <text:p>81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4.6097" calcext:value-type="float">
            <text:p>74.6097</text:p>
          </table:table-cell>
          <table:table-cell office:value-type="float" office:value="1663627328525" calcext:value-type="float">
            <text:p>1663627328525</text:p>
          </table:table-cell>
          <table:table-cell office:value-type="float" office:value="1663627429601" calcext:value-type="float">
            <text:p>1663627429601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Mon Sep 19 18:43:57 2022</text:p>
          </table:table-cell>
          <table:table-cell office:value-type="float" office:value="2155872256" calcext:value-type="float">
            <text:p>2155872256</text:p>
          </table:table-cell>
          <table:table-cell table:formula="of:=[.B34]/1024/1024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7187" calcext:value-type="float">
            <text:p>20.7187</text:p>
          </table:table-cell>
          <table:table-cell office:value-type="float" office:value="1663627437575" calcext:value-type="float">
            <text:p>1663627437575</text:p>
          </table:table-cell>
          <table:table-cell office:value-type="float" office:value="1663627477469" calcext:value-type="float">
            <text:p>1663627477469</text:p>
          </table:table-cell>
          <table:table-cell office:value-type="float" office:value="15836" calcext:value-type="float">
            <text:p>15836</text:p>
          </table:table-cell>
        </table:table-row>
        <table:table-row table:style-name="ro1">
          <table:table-cell office:value-type="string" calcext:value-type="string">
            <text:p>Mon Sep 19 18:44:46 2022</text:p>
          </table:table-cell>
          <table:table-cell office:value-type="float" office:value="4311744512" calcext:value-type="float">
            <text:p>4311744512</text:p>
          </table:table-cell>
          <table:table-cell table:formula="of:=[.B35]/1024/1024"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.7528" calcext:value-type="float">
            <text:p>39.7528</text:p>
          </table:table-cell>
          <table:table-cell office:value-type="float" office:value="1663627486599" calcext:value-type="float">
            <text:p>1663627486599</text:p>
          </table:table-cell>
          <table:table-cell office:value-type="float" office:value="1663627546468" calcext:value-type="float">
            <text:p>1663627546468</text:p>
          </table:table-cell>
          <table:table-cell office:value-type="float" office:value="37926" calcext:value-type="float">
            <text:p>37926</text:p>
          </table:table-cell>
        </table:table-row>
        <table:table-row table:style-name="ro1">
          <table:table-cell office:value-type="string" calcext:value-type="string">
            <text:p>Mon Sep 19 18:46:05 2022</text:p>
          </table:table-cell>
          <table:table-cell office:value-type="float" office:value="8564768768" calcext:value-type="float">
            <text:p>8564768768</text:p>
          </table:table-cell>
          <table:table-cell table:formula="of:=[.B36]/1024/1024" office:value-type="float" office:value="8168" calcext:value-type="float">
            <text:p>81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4.1872" calcext:value-type="float">
            <text:p>74.1872</text:p>
          </table:table-cell>
          <table:table-cell office:value-type="float" office:value="1663627566033" calcext:value-type="float">
            <text:p>1663627566033</text:p>
          </table:table-cell>
          <table:table-cell office:value-type="float" office:value="1663627680301" calcext:value-type="float">
            <text:p>166362768030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Mon Sep 19 18:48:30 2022</text:p>
          </table:table-cell>
          <table:table-cell office:value-type="float" office:value="1086324736" calcext:value-type="float">
            <text:p>1086324736</text:p>
          </table:table-cell>
          <table:table-cell table:formula="of:=[.B37]/1024/1024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241" calcext:value-type="float">
            <text:p>12.241</text:p>
          </table:table-cell>
          <table:table-cell office:value-type="float" office:value="1663627711566" calcext:value-type="float">
            <text:p>1663627711566</text:p>
          </table:table-cell>
          <table:table-cell office:value-type="float" office:value="1663627745809" calcext:value-type="float">
            <text:p>1663627745809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string" calcext:value-type="string">
            <text:p>Mon Sep 19 18:49:19 2022</text:p>
          </table:table-cell>
          <table:table-cell office:value-type="float" office:value="4311744512" calcext:value-type="float">
            <text:p>4311744512</text:p>
          </table:table-cell>
          <table:table-cell table:formula="of:=[.B38]/1024/1024"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.5979" calcext:value-type="float">
            <text:p>40.5979</text:p>
          </table:table-cell>
          <table:table-cell office:value-type="float" office:value="1663627760149" calcext:value-type="float">
            <text:p>1663627760149</text:p>
          </table:table-cell>
          <table:table-cell office:value-type="float" office:value="1663627822626" calcext:value-type="float">
            <text:p>1663627822626</text:p>
          </table:table-cell>
          <table:table-cell office:value-type="float" office:value="38111" calcext:value-type="float">
            <text:p>38111</text:p>
          </table:table-cell>
        </table:table-row>
        <table:table-row table:style-name="ro1">
          <table:table-cell office:value-type="string" calcext:value-type="string">
            <text:p>Mon Sep 19 18:50:40 2022</text:p>
          </table:table-cell>
          <table:table-cell office:value-type="float" office:value="8573157376" calcext:value-type="float">
            <text:p>8573157376</text:p>
          </table:table-cell>
          <table:table-cell table:formula="of:=[.B39]/1024/1024" office:value-type="float" office:value="8176" calcext:value-type="float">
            <text:p>81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4.0654" calcext:value-type="float">
            <text:p>74.0654</text:p>
          </table:table-cell>
          <table:table-cell office:value-type="float" office:value="1663627841332" calcext:value-type="float">
            <text:p>1663627841332</text:p>
          </table:table-cell>
          <table:table-cell office:value-type="float" office:value="1663627935351" calcext:value-type="float">
            <text:p>1663627935351</text:p>
          </table:table-cell>
          <table:table-cell office:value-type="float" office:value="19070" calcext:value-type="float">
            <text:p>19070</text:p>
          </table:table-cell>
        </table:table-row>
        <table:table-row table:style-name="ro1">
          <table:table-cell office:value-type="string" calcext:value-type="string">
            <text:p>Mon Sep 19 18:52:29 2022</text:p>
          </table:table-cell>
          <table:table-cell office:value-type="float" office:value="2147483648" calcext:value-type="float">
            <text:p>2147483648</text:p>
          </table:table-cell>
          <table:table-cell table:formula="of:=[.B40]/1024/1024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.7358" calcext:value-type="float">
            <text:p>19.7358</text:p>
          </table:table-cell>
          <table:table-cell office:value-type="float" office:value="1663627950365" calcext:value-type="float">
            <text:p>1663627950365</text:p>
          </table:table-cell>
          <table:table-cell office:value-type="float" office:value="1663627989934" calcext:value-type="float">
            <text:p>16636279899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Mon Sep 19 18:53:19 2022</text:p>
          </table:table-cell>
          <table:table-cell office:value-type="float" office:value="1086324736" calcext:value-type="float">
            <text:p>1086324736</text:p>
          </table:table-cell>
          <table:table-cell table:formula="of:=[.B41]/1024/1024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5021" calcext:value-type="float">
            <text:p>12.5021</text:p>
          </table:table-cell>
          <table:table-cell office:value-type="float" office:value="1663628000525" calcext:value-type="float">
            <text:p>1663628000525</text:p>
          </table:table-cell>
          <table:table-cell office:value-type="float" office:value="1663628033902" calcext:value-type="float">
            <text:p>1663628033902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string" calcext:value-type="string">
            <text:p>Mon Sep 19 18:54:08 2022</text:p>
          </table:table-cell>
          <table:table-cell office:value-type="float" office:value="4286578688" calcext:value-type="float">
            <text:p>4286578688</text:p>
          </table:table-cell>
          <table:table-cell table:formula="of:=[.B42]/1024/1024"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.4212" calcext:value-type="float">
            <text:p>37.4212</text:p>
          </table:table-cell>
          <table:table-cell office:value-type="float" office:value="1663628049482" calcext:value-type="float">
            <text:p>1663628049482</text:p>
          </table:table-cell>
          <table:table-cell office:value-type="float" office:value="1663628127648" calcext:value-type="float">
            <text:p>166362812764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Mon Sep 19 18:55:43 2022</text:p>
          </table:table-cell>
          <table:table-cell office:value-type="float" office:value="1103101952" calcext:value-type="float">
            <text:p>1103101952</text:p>
          </table:table-cell>
          <table:table-cell table:formula="of:=[.B43]/1024/1024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.824" calcext:value-type="float">
            <text:p>14.824</text:p>
          </table:table-cell>
          <table:table-cell office:value-type="float" office:value="1663628144516" calcext:value-type="float">
            <text:p>1663628144516</text:p>
          </table:table-cell>
          <table:table-cell office:value-type="float" office:value="1663628260464" calcext:value-type="float">
            <text:p>1663628260464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string" calcext:value-type="string">
            <text:p>Mon Sep 19 18:59:04 2022</text:p>
          </table:table-cell>
          <table:table-cell office:value-type="float" office:value="4294967296" calcext:value-type="float">
            <text:p>4294967296</text:p>
          </table:table-cell>
          <table:table-cell table:formula="of:=[.B44]/1024/1024"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.5203" calcext:value-type="float">
            <text:p>37.5203</text:p>
          </table:table-cell>
          <table:table-cell office:value-type="float" office:value="1663628346190" calcext:value-type="float">
            <text:p>1663628346190</text:p>
          </table:table-cell>
          <table:table-cell office:value-type="float" office:value="1663628403533" calcext:value-type="float">
            <text:p>1663628403533</text:p>
          </table:table-cell>
          <table:table-cell office:value-type="float" office:value="20980" calcext:value-type="float">
            <text:p>20980</text:p>
          </table:table-cell>
        </table:table-row>
        <table:table-row table:style-name="ro1">
          <table:table-cell office:value-type="string" calcext:value-type="string">
            <text:p>Mon Sep 19 19:00:09 2022</text:p>
          </table:table-cell>
          <table:table-cell office:value-type="float" office:value="4282384384" calcext:value-type="float">
            <text:p>4282384384</text:p>
          </table:table-cell>
          <table:table-cell table:formula="of:=[.B45]/1024/1024"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.2701" calcext:value-type="float">
            <text:p>37.2701</text:p>
          </table:table-cell>
          <table:table-cell office:value-type="float" office:value="1663628409848" calcext:value-type="float">
            <text:p>1663628409848</text:p>
          </table:table-cell>
          <table:table-cell office:value-type="float" office:value="1663628465633" calcext:value-type="float">
            <text:p>16636284656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on Sep 19 19:01:13 2022</text:p>
          </table:table-cell>
          <table:table-cell office:value-type="float" office:value="2143289344" calcext:value-type="float">
            <text:p>2143289344</text:p>
          </table:table-cell>
          <table:table-cell table:formula="of:=[.B46]/1024/1024"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5267" calcext:value-type="float">
            <text:p>19.5267</text:p>
          </table:table-cell>
          <table:table-cell office:value-type="float" office:value="1663628474040" calcext:value-type="float">
            <text:p>1663628474040</text:p>
          </table:table-cell>
          <table:table-cell office:value-type="float" office:value="1663628512373" calcext:value-type="float">
            <text:p>166362851237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Mon Sep 19 19:02:02 2022</text:p>
          </table:table-cell>
          <table:table-cell office:value-type="float" office:value="2155872256" calcext:value-type="float">
            <text:p>2155872256</text:p>
          </table:table-cell>
          <table:table-cell table:formula="of:=[.B47]/1024/1024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0905" calcext:value-type="float">
            <text:p>20.0905</text:p>
          </table:table-cell>
          <table:table-cell office:value-type="float" office:value="1663628523090" calcext:value-type="float">
            <text:p>1663628523090</text:p>
          </table:table-cell>
          <table:table-cell office:value-type="float" office:value="1663628564316" calcext:value-type="float">
            <text:p>1663628564316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string" calcext:value-type="string">
            <text:p>Mon Sep 19 19:02:51 2022</text:p>
          </table:table-cell>
          <table:table-cell office:value-type="float" office:value="1073741824" calcext:value-type="float">
            <text:p>1073741824</text:p>
          </table:table-cell>
          <table:table-cell table:formula="of:=[.B48]/1024/1024"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3523" calcext:value-type="float">
            <text:p>10.3523</text:p>
          </table:table-cell>
          <table:table-cell office:value-type="float" office:value="1663628572590" calcext:value-type="float">
            <text:p>1663628572590</text:p>
          </table:table-cell>
          <table:table-cell office:value-type="float" office:value="1663628603466" calcext:value-type="float">
            <text:p>166362860346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Mon Sep 19 19:03:42 2022</text:p>
          </table:table-cell>
          <table:table-cell office:value-type="float" office:value="4311744512" calcext:value-type="float">
            <text:p>4311744512</text:p>
          </table:table-cell>
          <table:table-cell table:formula="of:=[.B49]/1024/1024"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.5573" calcext:value-type="float">
            <text:p>39.5573</text:p>
          </table:table-cell>
          <table:table-cell office:value-type="float" office:value="1663628623189" calcext:value-type="float">
            <text:p>1663628623189</text:p>
          </table:table-cell>
          <table:table-cell office:value-type="float" office:value="1663628681124" calcext:value-type="float">
            <text:p>1663628681124</text:p>
          </table:table-cell>
          <table:table-cell office:value-type="float" office:value="36433" calcext:value-type="float">
            <text:p>36433</text:p>
          </table:table-cell>
        </table:table-row>
        <table:table-row table:style-name="ro1">
          <table:table-cell office:value-type="string" calcext:value-type="string">
            <text:p>Mon Sep 19 19:04:46 2022</text:p>
          </table:table-cell>
          <table:table-cell office:value-type="float" office:value="4294967296" calcext:value-type="float">
            <text:p>4294967296</text:p>
          </table:table-cell>
          <table:table-cell table:formula="of:=[.B50]/1024/1024"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.5971" calcext:value-type="float">
            <text:p>37.5971</text:p>
          </table:table-cell>
          <table:table-cell office:value-type="float" office:value="1663628687189" calcext:value-type="float">
            <text:p>1663628687189</text:p>
          </table:table-cell>
          <table:table-cell office:value-type="float" office:value="1663628743399" calcext:value-type="float">
            <text:p>1663628743399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Mon Sep 19 19:05:50 2022</text:p>
          </table:table-cell>
          <table:table-cell office:value-type="float" office:value="8589934592" calcext:value-type="float">
            <text:p>8589934592</text:p>
          </table:table-cell>
          <table:table-cell table:formula="of:=[.B51]/1024/1024"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5.1589" calcext:value-type="float">
            <text:p>75.1589</text:p>
          </table:table-cell>
          <table:table-cell office:value-type="float" office:value="1663628751139" calcext:value-type="float">
            <text:p>1663628751139</text:p>
          </table:table-cell>
          <table:table-cell office:value-type="float" office:value="1663628844889" calcext:value-type="float">
            <text:p>1663628844889</text:p>
          </table:table-cell>
          <table:table-cell office:value-type="float" office:value="52988" calcext:value-type="float">
            <text:p>52988</text:p>
          </table:table-cell>
        </table:table-row>
        <table:table-row table:style-name="ro1">
          <table:table-cell office:value-type="string" calcext:value-type="string">
            <text:p>Mon Sep 19 19:07:39 2022</text:p>
          </table:table-cell>
          <table:table-cell office:value-type="float" office:value="4282384384" calcext:value-type="float">
            <text:p>4282384384</text:p>
          </table:table-cell>
          <table:table-cell table:formula="of:=[.B52]/1024/1024"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.2798" calcext:value-type="float">
            <text:p>37.2798</text:p>
          </table:table-cell>
          <table:table-cell office:value-type="float" office:value="1663628860522" calcext:value-type="float">
            <text:p>1663628860522</text:p>
          </table:table-cell>
          <table:table-cell office:value-type="float" office:value="1663628915947" calcext:value-type="float">
            <text:p>166362891594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on Sep 19 19:08:43 2022</text:p>
          </table:table-cell>
          <table:table-cell office:value-type="float" office:value="8573157376" calcext:value-type="float">
            <text:p>8573157376</text:p>
          </table:table-cell>
          <table:table-cell table:formula="of:=[.B53]/1024/1024" office:value-type="float" office:value="8176" calcext:value-type="float">
            <text:p>81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4.0174" calcext:value-type="float">
            <text:p>74.0174</text:p>
          </table:table-cell>
          <table:table-cell office:value-type="float" office:value="1663628924422" calcext:value-type="float">
            <text:p>1663628924422</text:p>
          </table:table-cell>
          <table:table-cell office:value-type="float" office:value="1663629017208" calcext:value-type="float">
            <text:p>1663629017208</text:p>
          </table:table-cell>
          <table:table-cell office:value-type="float" office:value="17941" calcext:value-type="float">
            <text:p>17941</text:p>
          </table:table-cell>
        </table:table-row>
        <table:table-row table:style-name="ro1">
          <table:table-cell office:value-type="string" calcext:value-type="string">
            <text:p>Mon Sep 19 19:10:32 2022</text:p>
          </table:table-cell>
          <table:table-cell office:value-type="float" office:value="1103101952" calcext:value-type="float">
            <text:p>1103101952</text:p>
          </table:table-cell>
          <table:table-cell table:formula="of:=[.B54]/1024/1024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.7094" calcext:value-type="float">
            <text:p>14.7094</text:p>
          </table:table-cell>
          <table:table-cell office:value-type="float" office:value="1663629033472" calcext:value-type="float">
            <text:p>1663629033472</text:p>
          </table:table-cell>
          <table:table-cell office:value-type="float" office:value="1663629069197" calcext:value-type="float">
            <text:p>1663629069197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string" calcext:value-type="string">
            <text:p>Mon Sep 19 19:11:21 2022</text:p>
          </table:table-cell>
          <table:table-cell office:value-type="float" office:value="4294967296" calcext:value-type="float">
            <text:p>4294967296</text:p>
          </table:table-cell>
          <table:table-cell table:formula="of:=[.B55]/1024/1024"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.3654" calcext:value-type="float">
            <text:p>37.3654</text:p>
          </table:table-cell>
          <table:table-cell office:value-type="float" office:value="1663629082414" calcext:value-type="float">
            <text:p>1663629082414</text:p>
          </table:table-cell>
          <table:table-cell office:value-type="float" office:value="1663629139015" calcext:value-type="float">
            <text:p>1663629139015</text:p>
          </table:table-cell>
          <table:table-cell office:value-type="float" office:value="22001" calcext:value-type="float">
            <text:p>22001</text:p>
          </table:table-cell>
        </table:table-row>
        <table:table-row table:style-name="ro1">
          <table:table-cell office:value-type="string" calcext:value-type="string">
            <text:p>Mon Sep 19 19:12:25 2022</text:p>
          </table:table-cell>
          <table:table-cell office:value-type="float" office:value="8589934592" calcext:value-type="float">
            <text:p>8589934592</text:p>
          </table:table-cell>
          <table:table-cell table:formula="of:=[.B56]/1024/1024"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3.9453" calcext:value-type="float">
            <text:p>73.9453</text:p>
          </table:table-cell>
          <table:table-cell office:value-type="float" office:value="1663629146480" calcext:value-type="float">
            <text:p>1663629146480</text:p>
          </table:table-cell>
          <table:table-cell office:value-type="float" office:value="1663629240092" calcext:value-type="float">
            <text:p>1663629240092</text:p>
          </table:table-cell>
          <table:table-cell office:value-type="float" office:value="55391" calcext:value-type="float">
            <text:p>55391</text:p>
          </table:table-cell>
        </table:table-row>
        <table:table-row table:style-name="ro1">
          <table:table-cell office:value-type="string" calcext:value-type="string">
            <text:p>Mon Sep 19 19:14:16 2022</text:p>
          </table:table-cell>
          <table:table-cell office:value-type="float" office:value="2155872256" calcext:value-type="float">
            <text:p>2155872256</text:p>
          </table:table-cell>
          <table:table-cell table:formula="of:=[.B57]/1024/1024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3104" calcext:value-type="float">
            <text:p>20.3104</text:p>
          </table:table-cell>
          <table:table-cell office:value-type="float" office:value="1663629256672" calcext:value-type="float">
            <text:p>1663629256672</text:p>
          </table:table-cell>
          <table:table-cell office:value-type="float" office:value="1663629296760" calcext:value-type="float">
            <text:p>1663629296760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string" calcext:value-type="string">
            <text:p>Mon Sep 19 19:15:05 2022</text:p>
          </table:table-cell>
          <table:table-cell office:value-type="float" office:value="8564768768" calcext:value-type="float">
            <text:p>8564768768</text:p>
          </table:table-cell>
          <table:table-cell table:formula="of:=[.B58]/1024/1024" office:value-type="float" office:value="8168" calcext:value-type="float">
            <text:p>81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.6801" calcext:value-type="float">
            <text:p>73.6801</text:p>
          </table:table-cell>
          <table:table-cell office:value-type="float" office:value="1663629305530" calcext:value-type="float">
            <text:p>1663629305530</text:p>
          </table:table-cell>
          <table:table-cell office:value-type="float" office:value="1663629404889" calcext:value-type="float">
            <text:p>166362940488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Mon Sep 19 19:17:24 2022</text:p>
          </table:table-cell>
          <table:table-cell office:value-type="float" office:value="4286578688" calcext:value-type="float">
            <text:p>4286578688</text:p>
          </table:table-cell>
          <table:table-cell table:formula="of:=[.B59]/1024/1024"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.3799" calcext:value-type="float">
            <text:p>37.3799</text:p>
          </table:table-cell>
          <table:table-cell office:value-type="float" office:value="1663629444596" calcext:value-type="float">
            <text:p>1663629444596</text:p>
          </table:table-cell>
          <table:table-cell office:value-type="float" office:value="1663629500448" calcext:value-type="float">
            <text:p>166362950044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Mon Sep 19 19:18:27 2022</text:p>
          </table:table-cell>
          <table:table-cell office:value-type="float" office:value="2143289344" calcext:value-type="float">
            <text:p>2143289344</text:p>
          </table:table-cell>
          <table:table-cell table:formula="of:=[.B60]/1024/1024"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1663629508446" calcext:value-type="float">
            <text:p>1663629508446</text:p>
          </table:table-cell>
          <table:table-cell office:value-type="float" office:value="1663629546724" calcext:value-type="float">
            <text:p>166362954672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Mon Sep 19 19:19:16 2022</text:p>
          </table:table-cell>
          <table:table-cell office:value-type="float" office:value="8560574464" calcext:value-type="float">
            <text:p>8560574464</text:p>
          </table:table-cell>
          <table:table-cell table:formula="of:=[.B61]/1024/1024" office:value-type="float" office:value="8164" calcext:value-type="float">
            <text:p>81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.8998" calcext:value-type="float">
            <text:p>73.8998</text:p>
          </table:table-cell>
          <table:table-cell office:value-type="float" office:value="1663629557455" calcext:value-type="float">
            <text:p>1663629557455</text:p>
          </table:table-cell>
          <table:table-cell office:value-type="float" office:value="1663629650996" calcext:value-type="float">
            <text:p>16636296509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n Sep 19 19:21:06 2022</text:p>
          </table:table-cell>
          <table:table-cell office:value-type="float" office:value="4282384384" calcext:value-type="float">
            <text:p>4282384384</text:p>
          </table:table-cell>
          <table:table-cell table:formula="of:=[.B62]/1024/1024"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.5225" calcext:value-type="float">
            <text:p>37.5225</text:p>
          </table:table-cell>
          <table:table-cell office:value-type="float" office:value="1663629667004" calcext:value-type="float">
            <text:p>1663629667004</text:p>
          </table:table-cell>
          <table:table-cell office:value-type="float" office:value="1663629723164" calcext:value-type="float">
            <text:p>166362972316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on Sep 19 19:22:10 2022</text:p>
          </table:table-cell>
          <table:table-cell office:value-type="float" office:value="2147483648" calcext:value-type="float">
            <text:p>2147483648</text:p>
          </table:table-cell>
          <table:table-cell table:formula="of:=[.B63]/1024/1024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.1705" calcext:value-type="float">
            <text:p>19.1705</text:p>
          </table:table-cell>
          <table:table-cell office:value-type="float" office:value="1663629731013" calcext:value-type="float">
            <text:p>1663629731013</text:p>
          </table:table-cell>
          <table:table-cell office:value-type="float" office:value="1663629769116" calcext:value-type="float">
            <text:p>16636297691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Mon Sep 19 19:22:59 2022</text:p>
          </table:table-cell>
          <table:table-cell office:value-type="float" office:value="8560574464" calcext:value-type="float">
            <text:p>8560574464</text:p>
          </table:table-cell>
          <table:table-cell table:formula="of:=[.B64]/1024/1024" office:value-type="float" office:value="8164" calcext:value-type="float">
            <text:p>81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.7344" calcext:value-type="float">
            <text:p>73.7344</text:p>
          </table:table-cell>
          <table:table-cell office:value-type="float" office:value="1663629780129" calcext:value-type="float">
            <text:p>1663629780129</text:p>
          </table:table-cell>
          <table:table-cell office:value-type="float" office:value="1663629872765" calcext:value-type="float">
            <text:p>16636298727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on Sep 19 19:24:48 2022</text:p>
          </table:table-cell>
          <table:table-cell office:value-type="float" office:value="8589934592" calcext:value-type="float">
            <text:p>8589934592</text:p>
          </table:table-cell>
          <table:table-cell table:formula="of:=[.B65]/1024/1024"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3.7929" calcext:value-type="float">
            <text:p>73.7929</text:p>
          </table:table-cell>
          <table:table-cell office:value-type="float" office:value="1663629889279" calcext:value-type="float">
            <text:p>1663629889279</text:p>
          </table:table-cell>
          <table:table-cell office:value-type="float" office:value="1663629982656" calcext:value-type="float">
            <text:p>1663629982656</text:p>
          </table:table-cell>
          <table:table-cell office:value-type="float" office:value="46121" calcext:value-type="float">
            <text:p>46121</text:p>
          </table:table-cell>
        </table:table-row>
        <table:table-row table:style-name="ro1">
          <table:table-cell office:value-type="string" calcext:value-type="string">
            <text:p>Mon Sep 19 19:26:38 2022</text:p>
          </table:table-cell>
          <table:table-cell office:value-type="float" office:value="8560574464" calcext:value-type="float">
            <text:p>8560574464</text:p>
          </table:table-cell>
          <table:table-cell table:formula="of:=[.B66]/1024/1024" office:value-type="float" office:value="8164" calcext:value-type="float">
            <text:p>81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4.0361" calcext:value-type="float">
            <text:p>74.0361</text:p>
          </table:table-cell>
          <table:table-cell office:value-type="float" office:value="1663629998646" calcext:value-type="float">
            <text:p>1663629998646</text:p>
          </table:table-cell>
          <table:table-cell office:value-type="float" office:value="1663630093211" calcext:value-type="float">
            <text:p>166363009321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on Sep 19 19:28:27 2022</text:p>
          </table:table-cell>
          <table:table-cell office:value-type="float" office:value="1073741824" calcext:value-type="float">
            <text:p>1073741824</text:p>
          </table:table-cell>
          <table:table-cell table:formula="of:=[.B67]/1024/1024"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94834" calcext:value-type="float">
            <text:p>9.94834</text:p>
          </table:table-cell>
          <table:table-cell office:value-type="float" office:value="1663630107704" calcext:value-type="float">
            <text:p>1663630107704</text:p>
          </table:table-cell>
          <table:table-cell office:value-type="float" office:value="1663630138247" calcext:value-type="float">
            <text:p>16636301382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on Sep 19 19:29:16 2022</text:p>
          </table:table-cell>
          <table:table-cell office:value-type="float" office:value="4311744512" calcext:value-type="float">
            <text:p>4311744512</text:p>
          </table:table-cell>
          <table:table-cell table:formula="of:=[.B68]/1024/1024"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.5842" calcext:value-type="float">
            <text:p>39.5842</text:p>
          </table:table-cell>
          <table:table-cell office:value-type="float" office:value="1663630156612" calcext:value-type="float">
            <text:p>1663630156612</text:p>
          </table:table-cell>
          <table:table-cell office:value-type="float" office:value="1663630215789" calcext:value-type="float">
            <text:p>1663630215789</text:p>
          </table:table-cell>
          <table:table-cell office:value-type="float" office:value="36965" calcext:value-type="float">
            <text:p>36965</text:p>
          </table:table-cell>
        </table:table-row>
        <table:table-row table:style-name="ro1">
          <table:table-cell office:value-type="string" calcext:value-type="string">
            <text:p>Mon Sep 19 19:30:21 2022</text:p>
          </table:table-cell>
          <table:table-cell office:value-type="float" office:value="2147483648" calcext:value-type="float">
            <text:p>2147483648</text:p>
          </table:table-cell>
          <table:table-cell table:formula="of:=[.B69]/1024/1024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.3077" calcext:value-type="float">
            <text:p>19.3077</text:p>
          </table:table-cell>
          <table:table-cell office:value-type="float" office:value="1663630222695" calcext:value-type="float">
            <text:p>1663630222695</text:p>
          </table:table-cell>
          <table:table-cell office:value-type="float" office:value="1663630262023" calcext:value-type="float">
            <text:p>166363026202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Mon Sep 19 19:31:10 2022</text:p>
          </table:table-cell>
          <table:table-cell office:value-type="float" office:value="1073741824" calcext:value-type="float">
            <text:p>1073741824</text:p>
          </table:table-cell>
          <table:table-cell table:formula="of:=[.B70]/1024/1024"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0817" calcext:value-type="float">
            <text:p>10.0817</text:p>
          </table:table-cell>
          <table:table-cell office:value-type="float" office:value="1663630271387" calcext:value-type="float">
            <text:p>1663630271387</text:p>
          </table:table-cell>
          <table:table-cell office:value-type="float" office:value="1663630300337" calcext:value-type="float">
            <text:p>166363030033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n Sep 19 19:31:45 2022</text:p>
          </table:table-cell>
          <table:table-cell office:value-type="float" office:value="8564768768" calcext:value-type="float">
            <text:p>8564768768</text:p>
          </table:table-cell>
          <table:table-cell table:formula="of:=[.B71]/1024/1024" office:value-type="float" office:value="8168" calcext:value-type="float">
            <text:p>81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.6055" calcext:value-type="float">
            <text:p>73.6055</text:p>
          </table:table-cell>
          <table:table-cell office:value-type="float" office:value="1663630305895" calcext:value-type="float">
            <text:p>1663630305895</text:p>
          </table:table-cell>
          <table:table-cell office:value-type="float" office:value="1663630397713" calcext:value-type="float">
            <text:p>166363039771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Mon Sep 19 19:33:34 2022</text:p>
          </table:table-cell>
          <table:table-cell office:value-type="float" office:value="4294967296" calcext:value-type="float">
            <text:p>4294967296</text:p>
          </table:table-cell>
          <table:table-cell table:formula="of:=[.B72]/1024/1024"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.6493" calcext:value-type="float">
            <text:p>37.6493</text:p>
          </table:table-cell>
          <table:table-cell office:value-type="float" office:value="1663630414845" calcext:value-type="float">
            <text:p>1663630414845</text:p>
          </table:table-cell>
          <table:table-cell office:value-type="float" office:value="1663630472883" calcext:value-type="float">
            <text:p>1663630472883</text:p>
          </table:table-cell>
          <table:table-cell office:value-type="float" office:value="18456" calcext:value-type="float">
            <text:p>18456</text:p>
          </table:table-cell>
        </table:table-row>
        <table:table-row table:style-name="ro1">
          <table:table-cell office:value-type="string" calcext:value-type="string">
            <text:p>Mon Sep 19 19:34:40 2022</text:p>
          </table:table-cell>
          <table:table-cell office:value-type="float" office:value="1077936128" calcext:value-type="float">
            <text:p>1077936128</text:p>
          </table:table-cell>
          <table:table-cell table:formula="of:=[.B73]/1024/1024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4537" calcext:value-type="float">
            <text:p>10.4537</text:p>
          </table:table-cell>
          <table:table-cell office:value-type="float" office:value="1663630480711" calcext:value-type="float">
            <text:p>1663630480711</text:p>
          </table:table-cell>
          <table:table-cell office:value-type="float" office:value="1663630509413" calcext:value-type="float">
            <text:p>166363050941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Mon Sep 19 19:35:14 2022</text:p>
          </table:table-cell>
          <table:table-cell office:value-type="float" office:value="4311744512" calcext:value-type="float">
            <text:p>4311744512</text:p>
          </table:table-cell>
          <table:table-cell table:formula="of:=[.B74]/1024/1024"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.2441" calcext:value-type="float">
            <text:p>39.2441</text:p>
          </table:table-cell>
          <table:table-cell office:value-type="float" office:value="1663630514611" calcext:value-type="float">
            <text:p>1663630514611</text:p>
          </table:table-cell>
          <table:table-cell office:value-type="float" office:value="1663630579177" calcext:value-type="float">
            <text:p>1663630579177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string" calcext:value-type="string">
            <text:p>Mon Sep 19 19:36:49 2022</text:p>
          </table:table-cell>
          <table:table-cell office:value-type="float" office:value="8589934592" calcext:value-type="float">
            <text:p>8589934592</text:p>
          </table:table-cell>
          <table:table-cell table:formula="of:=[.B75]/1024/1024"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4.1244" calcext:value-type="float">
            <text:p>74.1244</text:p>
          </table:table-cell>
          <table:table-cell office:value-type="float" office:value="1663630610286" calcext:value-type="float">
            <text:p>1663630610286</text:p>
          </table:table-cell>
          <table:table-cell office:value-type="float" office:value="1663630703837" calcext:value-type="float">
            <text:p>1663630703837</text:p>
          </table:table-cell>
          <table:table-cell office:value-type="float" office:value="58267" calcext:value-type="float">
            <text:p>58267</text:p>
          </table:table-cell>
        </table:table-row>
        <table:table-row table:style-name="ro1">
          <table:table-cell office:value-type="string" calcext:value-type="string">
            <text:p>Mon Sep 19 19:38:38 2022</text:p>
          </table:table-cell>
          <table:table-cell office:value-type="float" office:value="2143289344" calcext:value-type="float">
            <text:p>2143289344</text:p>
          </table:table-cell>
          <table:table-cell table:formula="of:=[.B76]/1024/1024"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1178" calcext:value-type="float">
            <text:p>19.1178</text:p>
          </table:table-cell>
          <table:table-cell office:value-type="float" office:value="1663630719144" calcext:value-type="float">
            <text:p>1663630719144</text:p>
          </table:table-cell>
          <table:table-cell office:value-type="float" office:value="1663630756796" calcext:value-type="float">
            <text:p>16636307567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on Sep 19 19:39:27 2022</text:p>
          </table:table-cell>
          <table:table-cell office:value-type="float" office:value="2172649472" calcext:value-type="float">
            <text:p>2172649472</text:p>
          </table:table-cell>
          <table:table-cell table:formula="of:=[.B77]/1024/1024"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2.8525" calcext:value-type="float">
            <text:p>22.8525</text:p>
          </table:table-cell>
          <table:table-cell office:value-type="float" office:value="1663630768377" calcext:value-type="float">
            <text:p>1663630768377</text:p>
          </table:table-cell>
          <table:table-cell office:value-type="float" office:value="1663630809740" calcext:value-type="float">
            <text:p>1663630809740</text:p>
          </table:table-cell>
          <table:table-cell office:value-type="float" office:value="20812" calcext:value-type="float">
            <text:p>20812</text:p>
          </table:table-cell>
        </table:table-row>
        <table:table-row table:style-name="ro1">
          <table:table-cell office:value-type="string" calcext:value-type="string">
            <text:p>Mon Sep 19 19:40:16 2022</text:p>
          </table:table-cell>
          <table:table-cell office:value-type="float" office:value="1086324736" calcext:value-type="float">
            <text:p>1086324736</text:p>
          </table:table-cell>
          <table:table-cell table:formula="of:=[.B78]/1024/1024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.9825" calcext:value-type="float">
            <text:p>11.9825</text:p>
          </table:table-cell>
          <table:table-cell office:value-type="float" office:value="1663630817361" calcext:value-type="float">
            <text:p>1663630817361</text:p>
          </table:table-cell>
          <table:table-cell office:value-type="float" office:value="1663630848838" calcext:value-type="float">
            <text:p>1663630848838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string" calcext:value-type="string">
            <text:p>Mon Sep 19 19:41:06 2022</text:p>
          </table:table-cell>
          <table:table-cell office:value-type="float" office:value="2172649472" calcext:value-type="float">
            <text:p>2172649472</text:p>
          </table:table-cell>
          <table:table-cell table:formula="of:=[.B79]/1024/1024" office:value-type="float" office:value="2072" calcext:value-type="float">
            <text:p>207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2.6474" calcext:value-type="float">
            <text:p>22.6474</text:p>
          </table:table-cell>
          <table:table-cell office:value-type="float" office:value="1663630867219" calcext:value-type="float">
            <text:p>1663630867219</text:p>
          </table:table-cell>
          <table:table-cell office:value-type="float" office:value="1663630909149" calcext:value-type="float">
            <text:p>1663630909149</text:p>
          </table:table-cell>
          <table:table-cell office:value-type="float" office:value="20988" calcext:value-type="float">
            <text:p>20988</text:p>
          </table:table-cell>
        </table:table-row>
        <table:table-row table:style-name="ro1">
          <table:table-cell office:value-type="string" calcext:value-type="string">
            <text:p>Mon Sep 19 19:41:56 2022</text:p>
          </table:table-cell>
          <table:table-cell office:value-type="float" office:value="2155872256" calcext:value-type="float">
            <text:p>2155872256</text:p>
          </table:table-cell>
          <table:table-cell table:formula="of:=[.B80]/1024/1024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3488" calcext:value-type="float">
            <text:p>20.3488</text:p>
          </table:table-cell>
          <table:table-cell office:value-type="float" office:value="1663630916861" calcext:value-type="float">
            <text:p>1663630916861</text:p>
          </table:table-cell>
          <table:table-cell office:value-type="float" office:value="1663630956672" calcext:value-type="float">
            <text:p>1663630956672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office:value-type="string" calcext:value-type="string">
            <text:p>Mon Sep 19 19:42:45 2022</text:p>
          </table:table-cell>
          <table:table-cell office:value-type="float" office:value="4286578688" calcext:value-type="float">
            <text:p>4286578688</text:p>
          </table:table-cell>
          <table:table-cell table:formula="of:=[.B81]/1024/1024"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.1804" calcext:value-type="float">
            <text:p>37.1804</text:p>
          </table:table-cell>
          <table:table-cell office:value-type="float" office:value="1663630965869" calcext:value-type="float">
            <text:p>1663630965869</text:p>
          </table:table-cell>
          <table:table-cell office:value-type="float" office:value="1663631022982" calcext:value-type="float">
            <text:p>1663631022982</text:p>
          </table:table-cell>
          <table:table-cell office:value-type="float" office:value="2570" calcext:value-type="float">
            <text:p>2570</text:p>
          </table:table-cell>
        </table:table-row>
      </table:table>
      <table:table table:name="Pivot Table_out_1" table:style-name="ta1">
        <table:table-column table:style-name="co3" table:default-cell-style-name="ce3"/>
        <table:table-column table:style-name="co11" table:default-cell-style-name="ce8"/>
        <table:table-column table:style-name="co12" table:default-cell-style-name="ce8"/>
        <table:table-column table:style-name="co10" table:default-cell-style-name="ce13"/>
        <table:table-row table:style-name="ro1">
          <table:table-cell table:style-name="ce1" office:value-type="string" calcext:value-type="string">
            <text:p>Read Size(MB)</text:p>
          </table:table-cell>
          <table:table-cell table:style-name="ce6" office:value-type="string" calcext:value-type="string">
            <text:p>Transferred Size(MB)</text:p>
          </table:table-cell>
          <table:table-cell table:style-name="ce6" office:value-type="string" calcext:value-type="string">
            <text:p>Returned Size(MB)</text:p>
          </table:table-cell>
          <table:table-cell table:style-name="ce11" office:value-type="string" calcext:value-type="string">
            <text:p>Median - Billed Duration(ms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62" calcext:value-type="float">
            <text:p>16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14" office:value-type="float" office:value="12690" calcext:value-type="float">
            <text:p>1269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858" calcext:value-type="float">
            <text:p>14858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14" office:value-type="float" office:value="20988" calcext:value-type="float">
            <text:p>2098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201" calcext:value-type="float">
            <text:p>2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456" calcext:value-type="float">
            <text:p>18456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14" office:value-type="float" office:value="36965" calcext:value-type="float">
            <text:p>3696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5" office:value-type="float" office:value="52988" calcext:value-type="float">
            <text:p>52988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D17" table:buttons="'Pivot Table_out_1'.A1 'Pivot Table_out_1'.B1 'Pivot Table_out_1'.C1" table:grand-total="none" table:show-filter-button="false">
          <table:source-cell-range table:cell-range-address="out.A1:out.I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ad Size(MB)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red Size(MB)" table:orientation="row" table:used-hierarchy="0" table:function="auto">
            <table:data-pilot-level table:show-empty="false" calcext:repeat-item-labels="false">
              <table:data-pilot-members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urned Size(MB)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0" table:function="median">
            <table:data-pilot-level table:show-empty="false" calcext:repeat-item-labels="false">
              <table:data-pilot-members>
                <table:data-pilot-member table:name="147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201" table:display="true" table:show-details="true"/>
                <table:data-pilot-member table:name="208" table:display="true" table:show-details="true"/>
                <table:data-pilot-member table:name="215" table:display="true" table:show-details="true"/>
                <table:data-pilot-member table:name="232" table:display="true" table:show-details="true"/>
                <table:data-pilot-member table:name="251" table:display="true" table:show-details="true"/>
                <table:data-pilot-member table:name="263" table:display="true" table:show-details="true"/>
                <table:data-pilot-member table:name="270" table:display="true" table:show-details="true"/>
                <table:data-pilot-member table:name="293" table:display="true" table:show-details="true"/>
                <table:data-pilot-member table:name="303" table:display="true" table:show-details="true"/>
                <table:data-pilot-member table:name="361" table:display="true" table:show-details="true"/>
                <table:data-pilot-member table:name="367" table:display="true" table:show-details="true"/>
                <table:data-pilot-member table:name="419" table:display="true" table:show-details="true"/>
                <table:data-pilot-member table:name="453" table:display="true" table:show-details="true"/>
                <table:data-pilot-member table:name="489" table:display="true" table:show-details="true"/>
                <table:data-pilot-member table:name="591" table:display="true" table:show-details="true"/>
                <table:data-pilot-member table:name="723" table:display="true" table:show-details="true"/>
                <table:data-pilot-member table:name="1174" table:display="true" table:show-details="true"/>
                <table:data-pilot-member table:name="1192" table:display="true" table:show-details="true"/>
                <table:data-pilot-member table:name="1461" table:display="true" table:show-details="true"/>
                <table:data-pilot-member table:name="1522" table:display="true" table:show-details="true"/>
                <table:data-pilot-member table:name="1618" table:display="true" table:show-details="true"/>
                <table:data-pilot-member table:name="1786" table:display="true" table:show-details="true"/>
                <table:data-pilot-member table:name="1797" table:display="true" table:show-details="true"/>
                <table:data-pilot-member table:name="2570" table:display="true" table:show-details="true"/>
                <table:data-pilot-member table:name="3540" table:display="true" table:show-details="true"/>
                <table:data-pilot-member table:name="3802" table:display="true" table:show-details="true"/>
                <table:data-pilot-member table:name="6923" table:display="true" table:show-details="true"/>
                <table:data-pilot-member table:name="9284" table:display="true" table:show-details="true"/>
                <table:data-pilot-member table:name="9383" table:display="true" table:show-details="true"/>
                <table:data-pilot-member table:name="9611" table:display="true" table:show-details="true"/>
                <table:data-pilot-member table:name="9748" table:display="true" table:show-details="true"/>
                <table:data-pilot-member table:name="10020" table:display="true" table:show-details="true"/>
                <table:data-pilot-member table:name="10810" table:display="true" table:show-details="true"/>
                <table:data-pilot-member table:name="12423" table:display="true" table:show-details="true"/>
                <table:data-pilot-member table:name="12690" table:display="true" table:show-details="true"/>
                <table:data-pilot-member table:name="12736" table:display="true" table:show-details="true"/>
                <table:data-pilot-member table:name="12737" table:display="true" table:show-details="true"/>
                <table:data-pilot-member table:name="13738" table:display="true" table:show-details="true"/>
                <table:data-pilot-member table:name="14858" table:display="true" table:show-details="true"/>
                <table:data-pilot-member table:name="15163" table:display="true" table:show-details="true"/>
                <table:data-pilot-member table:name="15836" table:display="true" table:show-details="true"/>
                <table:data-pilot-member table:name="16419" table:display="true" table:show-details="true"/>
                <table:data-pilot-member table:name="17941" table:display="true" table:show-details="true"/>
                <table:data-pilot-member table:name="18456" table:display="true" table:show-details="true"/>
                <table:data-pilot-member table:name="19070" table:display="true" table:show-details="true"/>
                <table:data-pilot-member table:name="19800" table:display="true" table:show-details="true"/>
                <table:data-pilot-member table:name="20125" table:display="true" table:show-details="true"/>
                <table:data-pilot-member table:name="20723" table:display="true" table:show-details="true"/>
                <table:data-pilot-member table:name="20812" table:display="true" table:show-details="true"/>
                <table:data-pilot-member table:name="20980" table:display="true" table:show-details="true"/>
                <table:data-pilot-member table:name="20988" table:display="true" table:show-details="true"/>
                <table:data-pilot-member table:name="21121" table:display="true" table:show-details="true"/>
                <table:data-pilot-member table:name="21388" table:display="true" table:show-details="true"/>
                <table:data-pilot-member table:name="22001" table:display="true" table:show-details="true"/>
                <table:data-pilot-member table:name="22067" table:display="true" table:show-details="true"/>
                <table:data-pilot-member table:name="36433" table:display="true" table:show-details="true"/>
                <table:data-pilot-member table:name="36500" table:display="true" table:show-details="true"/>
                <table:data-pilot-member table:name="36965" table:display="true" table:show-details="true"/>
                <table:data-pilot-member table:name="37926" table:display="true" table:show-details="true"/>
                <table:data-pilot-member table:name="38111" table:display="true" table:show-details="true"/>
                <table:data-pilot-member table:name="46121" table:display="true" table:show-details="true"/>
                <table:data-pilot-member table:name="50535" table:display="true" table:show-details="true"/>
                <table:data-pilot-member table:name="52988" table:display="true" table:show-details="true"/>
                <table:data-pilot-member table:name="55391" table:display="true" table:show-details="true"/>
                <table:data-pilot-member table:name="582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7:43:47.501771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20T18:02:10.281811130</dc:date>
    <meta:editing-duration>PT38M53S</meta:editing-duration>
    <meta:editing-cycles>4</meta:editing-cycles>
    <meta:generator>LibreOffice/7.2.4.1$MacOSX_X86_64 LibreOffice_project/27d75539669ac387bb498e35313b970b7fe9c4f9</meta:generator>
    <meta:document-statistic meta:table-count="2" meta:cell-count="773" meta:object-count="0"/>
  </office:meta>
</office:document-meta>
</file>